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mandotexas</text:p>
          </table:table-cell>
          <table:table-cell office:value-type="string">
            <text:p>Armando Leal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rendok</text:p>
          </table:table-cell>
          <table:table-cell office:value-type="string">
            <text:p>Brendan Kendrick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tfoot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urt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steddie86</text:p>
          </table:table-cell>
          <table:table-cell office:value-type="string">
            <text:p>Edward Rodriguez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Mr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efgrove</text:p>
          </table:table-cell>
          <table:table-cell office:value-type="string">
            <text:p>Jeff Grove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ingles</text:p>
          </table:table-cell>
          <table:table-cell office:value-type="string">
            <text:p>Donald Jingl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Pascal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208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58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sleyd80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90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98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k3339</text:p>
          </table:table-cell>
          <table:table-cell office:value-type="string">
            <text:p>Nik Pledger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omadJason</text:p>
          </table:table-cell>
          <table:table-cell office:value-type="string">
            <text:p>Jason Rogers</text:p>
          </table:table-cell>
          <table:table-cell table:number-columns-repeated="1022"/>
        </table:table-row>
        <table:table-row table:style-name="ro1">
          <table:table-cell office:value-type="string">
            <text:p>nosnyd</text:p>
          </table:table-cell>
          <table:table-cell office:value-type="string">
            <text:p>Noah Snyder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ul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3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</text:p>
          </table:table-cell>
          <table:table-cell office:value-type="string">
            <text:p>Rob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rn</text:p>
          </table:table-cell>
          <table:table-cell office:value-type="string">
            <text:p>Stern Montoya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erlapk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43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58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73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Howard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2/24/2020</text:date>, <text:time>08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2-24T08:22:55</dc:date>
    <dc:creator>Skip Perry</dc:creator>
    <meta:editing-duration>P1DT11H5M39S</meta:editing-duration>
    <meta:editing-cycles>490</meta:editing-cycles>
    <meta:document-statistic meta:table-count="1" meta:cell-count="1040" meta:object-count="0"/>
  </office:meta>
</office:document-meta>
</file>